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0193d" officeooo:paragraph-rsid="0000193d"/>
    </style:style>
    <style:style style:name="P2" style:family="paragraph" style:parent-style-name="Preformatted_20_Text">
      <style:text-properties officeooo:rsid="0000373f" officeooo:paragraph-rsid="0000373f"/>
    </style:style>
    <style:style style:name="P3" style:family="paragraph" style:parent-style-name="Preformatted_20_Text">
      <style:text-properties officeooo:rsid="0000373f" officeooo:paragraph-rsid="0002037b"/>
    </style:style>
    <style:style style:name="P4" style:family="paragraph" style:parent-style-name="Preformatted_20_Text">
      <style:text-properties officeooo:rsid="0002037b" officeooo:paragraph-rsid="0002037b"/>
    </style:style>
    <style:style style:name="T1" style:family="text">
      <style:text-properties officeooo:rsid="0002037b"/>
    </style:style>
    <style:style style:name="T2" style:family="text">
      <style:text-properties officeooo:rsid="0008429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ponent is as smart as I am.</text:p>
      <text:p text:style-name="P1"/>
      <text:p text:style-name="P2"><text:span text:style-name="T2">TAs </text:span>Tips:</text:p>
      <text:p text:style-name="P2"><text:span text:style-name="T2">1. </text:span>Minimax working</text:p>
      <text:p text:style-name="P3"><text:span text:style-name="T2">2. </text:span>AB-pruning</text:p>
      <text:p text:style-name="P3"><text:span text:style-name="T2">3. </text:span>Move ordering for AB-pruning</text:p>
      <text:p text:style-name="P2"><text:span text:style-name="T2">4. </text:span>Repeated states</text:p>
      <text:p text:style-name="P2"><text:span text:style-name="T2">5.</text:span>Symetry breaking.</text:p>
      <text:p text:style-name="P2"><text:span text:style-name="T2">6.</text:span>Ending states lookuptable “<text:span text:style-name="T1">Cheat sheet” Generera best move och kolla upp statet.</text:span></text:p>
      <text:p text:style-name="P4"><text:span text:style-name="T2">7. </text:span>If we are out of time. Just return the best move so far. <text:span text:style-name="T2">(Denna rekommenderar jag att du gör! Kolla på pDue för att se hur lång tid du har kvar. Chansa när du har ont om tid istället för att få “out of tim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28T14:12:56.884683529</dc:date>
    <meta:editing-duration>P1DT6H9M38S</meta:editing-duration>
    <meta:editing-cycles>3</meta:editing-cycles>
    <meta:generator>LibreOffice/5.1.4.2$Linux_X86_64 LibreOffice_project/10m0$Build-2</meta:generator>
    <meta:document-statistic meta:table-count="0" meta:image-count="0" meta:object-count="0" meta:page-count="1" meta:paragraph-count="9" meta:word-count="82" meta:character-count="430" meta:non-whitespace-character-count="357"/>
  </office:meta>
</office:document-meta>
</file>